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000000200132E959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81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50pt" fo:font-weight="bold" style:font-size-asian="150pt" style:font-weight-asian="bold" style:font-size-complex="150pt" style:font-weight-complex="bold"/>
    </style:style>
    <style:style style:name="T1" style:family="text">
      <style:text-properties fo:color="#ffffff" fo:font-size="150pt" fo:font-weight="bold" style:font-size-asian="150pt" style:font-weight-asian="bold" style:font-size-complex="1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45cm" svg:height="14.45cm" svg:x="2.8cm" svg:y="2.5cm">
          <draw:image xlink:href="Pictures/100002010000020000000200132E959D.png" xlink:type="simple" xlink:show="embed" xlink:actuate="onLoad">
            <text:p/>
          </draw:image>
        </draw:frame>
        <draw:frame draw:style-name="gr2" draw:text-style-name="P2" draw:layer="layout" svg:width="8.273cm" svg:height="8.431cm" svg:x="7.027cm" svg:y="5.769cm">
          <draw:text-box>
            <text:p text:style-name="P2"><text:span text:style-name="T1">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Banville</meta:initial-creator>
    <meta:creation-date>2017-09-13T10:54:18.29</meta:creation-date>
    <dc:date>2017-09-13T11:02:27.58</dc:date>
    <dc:creator>David Banville</dc:creator>
    <meta:editing-duration>PT8M8S</meta:editing-duration>
    <meta:editing-cycles>3</meta:editing-cycles>
    <meta:generator>OpenOffice/4.1.3$Win32 OpenOffice.org_project/413m1$Build-9783</meta:generator>
    <meta:document-statistic meta:object-count="2"/>
  </office:meta>
</office:document-meta>
</file>